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text-align="center" fo:break-before="auto" fo:line-height="115%" style:writing-mode="lr-tb"/>
    </style:style>
    <style:style style:name="T10_1" style:family="text">
      <style:text-properties fo:font-weight="bold" style:font-weight-asian="bold" style:font-weight-complex="bold"/>
    </style:style>
    <style:style style:name="T10_2" style:family="text">
      <style:text-properties fo:font-weight="bold" style:font-weight-asian="bold" style:font-weight-complex="bold"/>
    </style:style>
    <style:style style:name="T10_3" style:family="text">
      <style:text-properties fo:font-weight="bold" style:font-weight-asian="bold" style:font-weight-complex="bold"/>
    </style:style>
    <style:style style:name="T10_4" style:family="text"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weight="bold" style:font-weight-asian="bold" style:font-weight-complex="bold"/>
    </style:style>
    <style:style style:name="T12_2" style:family="text">
      <style:text-properties fo:font-weight="bold" style:font-weight-asian="bold" style:font-weight-complex="bold"/>
    </style:style>
    <style:style style:name="T12_3" style:family="text"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  <style:style style:name="T14_127" style:family="text"/>
    <style:style style:name="T14_128" style:family="text"/>
    <style:style style:name="T14_129" style:family="text"/>
    <style:style style:name="T14_130" style:family="text"/>
    <style:style style:name="T14_131" style:family="text"/>
    <style:style style:name="T14_132" style:family="text"/>
    <style:style style:name="T14_133" style:family="text"/>
    <style:style style:name="T14_134" style:family="text"/>
    <style:style style:name="T14_135" style:family="text"/>
    <style:style style:name="T14_136" style:family="text"/>
    <style:style style:name="T14_137" style:family="text"/>
    <style:style style:name="T14_138" style:family="text"/>
    <style:style style:name="T14_139" style:family="text"/>
    <style:style style:name="T14_140" style:family="text"/>
    <style:style style:name="T14_141" style:family="text"/>
    <style:style style:name="T14_142" style:family="text"/>
    <style:style style:name="T14_143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weight="bold" style:font-weight-asian="bold" style:font-weight-complex="bold"/>
    </style:style>
    <style:style style:name="T16_2" style:family="text">
      <style:text-properties fo:font-weight="bold" style:font-weight-asian="bold" style:font-weight-complex="bold"/>
    </style:style>
    <style:style style:name="T16_3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P19" style:family="paragraph" style:parent-style-name="Standard">
      <style:paragraph-properties fo:break-before="auto" fo:line-height="115%" fo:margin-top="0cm" fo:margin-bottom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P27" style:family="paragraph" style:parent-style-name="Standard">
      <style:paragraph-properties fo:break-before="auto" fo:line-height="115%" fo:margin-top="0cm" fo:margin-bottom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P2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Adaptive</text:span><text:span text:style-name="T1_2"><text:s/></text:span><text:span text:style-name="T1_3">H</text:span><text:span text:style-name="T1_4">.<text:s/></text:span><text:span text:style-name="T1_5">I</text:span><text:span text:style-name="T1_6">.<text:s/></text:span><text:span text:style-name="T1_7">D</text:span><text:span text:style-name="T1_8">.</text:span></text:p>
      <text:p text:style-name="P2"><text:span text:style-name="T2_1">10/30/2015</text:span></text:p>
      <text:p text:style-name="P3"><text:span text:style-name="T3_1">CPE</text:span><text:span text:style-name="T3_2"><text:s/>495</text:span></text:p>
      <text:p text:style-name="P4"/>
      <text:p text:style-name="P5"><text:span text:style-name="T5_1">Christopher</text:span><text:span text:style-name="T5_2"><text:s/></text:span><text:span text:style-name="T5_3">Bero</text:span></text:p>
      <text:p text:style-name="P6"><text:span text:style-name="T6_1">Bryant</text:span><text:span text:style-name="T6_2"><text:s/></text:span><text:span text:style-name="T6_3">Johnson</text:span></text:p>
      <text:p text:style-name="P7"><text:span text:style-name="T7_1">John</text:span><text:span text:style-name="T7_2"><text:s/></text:span><text:span text:style-name="T7_3">Gould</text:span></text:p>
      <text:p text:style-name="P8"><text:span text:style-name="T8_1">Michael</text:span><text:span text:style-name="T8_2"><text:s/></text:span><text:span text:style-name="T8_3">Baldwin</text:span></text:p>
      <text:p text:style-name="P9"/>
      <text:p text:style-name="P10"><text:span text:style-name="T10_1">Progress</text:span><text:span text:style-name="T10_2"><text:s/></text:span><text:span text:style-name="T10_3">Report</text:span><text:span text:style-name="T10_4"><text:s/>4</text:span></text:p>
      <text:p text:style-name="P11"/>
      <text:p text:style-name="P12"><text:span text:style-name="T12_1">Current</text:span><text:span text:style-name="T12_2"><text:s/></text:span><text:span text:style-name="T12_3">State</text:span></text:p>
      <text:p text:style-name="P13"/>
      <text:p text:style-name="P14"><text:span text:style-name="T14_1"><text:tab/></text:span><text:span text:style-name="T14_2">This</text:span><text:span text:style-name="T14_3"><text:s/></text:span><text:span text:style-name="T14_4">week</text:span><text:span text:style-name="T14_5"><text:s/></text:span><text:span text:style-name="T14_6">we</text:span><text:span text:style-name="T14_7"><text:s/></text:span><text:span text:style-name="T14_8">were</text:span><text:span text:style-name="T14_9"><text:s/></text:span><text:span text:style-name="T14_10">able</text:span><text:span text:style-name="T14_11"><text:s/></text:span><text:span text:style-name="T14_12">to</text:span><text:span text:style-name="T14_13"><text:s/></text:span><text:span text:style-name="T14_14">schedule</text:span><text:span text:style-name="T14_15"><text:s/></text:span><text:span text:style-name="T14_16">a</text:span><text:span text:style-name="T14_17"><text:s/></text:span><text:span text:style-name="T14_18">meet</text:span><text:span text:style-name="T14_19"><text:s/></text:span><text:span text:style-name="T14_20">with</text:span><text:span text:style-name="T14_21"><text:s/></text:span><text:span text:style-name="T14_22">our</text:span><text:span text:style-name="T14_23"><text:s/></text:span><text:span text:style-name="T14_24">customer</text:span><text:span text:style-name="T14_25">,<text:s/></text:span><text:span text:style-name="T14_26">UCP</text:span><text:span text:style-name="T14_27">.<text:s/></text:span><text:span text:style-name="T14_28">We</text:span><text:span text:style-name="T14_29"><text:s/></text:span><text:span text:style-name="T14_30">will</text:span><text:span text:style-name="T14_31"><text:s/></text:span><text:span text:style-name="T14_32">be</text:span><text:span text:style-name="T14_33"><text:s/></text:span><text:span text:style-name="T14_34">meeting</text:span><text:span text:style-name="T14_35"><text:s/></text:span><text:span text:style-name="T14_36">with</text:span><text:span text:style-name="T14_37"><text:s/></text:span><text:span text:style-name="T14_38">an</text:span><text:span text:style-name="T14_39"><text:s/></text:span><text:span text:style-name="T14_40">Assistive</text:span><text:span text:style-name="T14_41"><text:s/></text:span><text:span text:style-name="T14_42">Technology</text:span><text:span text:style-name="T14_43"><text:s/></text:span><text:span text:style-name="T14_44">Specialist</text:span><text:span text:style-name="T14_45">.<text:s/></text:span><text:span text:style-name="T14_46">While</text:span><text:span text:style-name="T14_47"><text:s/></text:span><text:span text:style-name="T14_48">meeting</text:span><text:span text:style-name="T14_49"><text:s/></text:span><text:span text:style-name="T14_50">with</text:span><text:span text:style-name="T14_51"><text:s/></text:span><text:span text:style-name="T14_52">the</text:span><text:span text:style-name="T14_53"><text:s/></text:span><text:span text:style-name="T14_54">customer</text:span><text:span text:style-name="T14_55"><text:s/></text:span><text:span text:style-name="T14_56">is</text:span><text:span text:style-name="T14_57"><text:s/></text:span><text:span text:style-name="T14_58">our</text:span><text:span text:style-name="T14_59"><text:s/></text:span><text:span text:style-name="T14_60">primary</text:span><text:span text:style-name="T14_61"><text:s/></text:span><text:span text:style-name="T14_62">concern</text:span><text:span text:style-name="T14_63"><text:s/></text:span><text:span text:style-name="T14_64">for</text:span><text:span text:style-name="T14_65"><text:s/></text:span><text:span text:style-name="T14_66">the</text:span><text:span text:style-name="T14_67"><text:s/></text:span><text:span text:style-name="T14_68">time</text:span><text:span text:style-name="T14_69"><text:s/></text:span><text:span text:style-name="T14_70">being</text:span><text:span text:style-name="T14_71">,<text:s/></text:span><text:span text:style-name="T14_72">some</text:span><text:span text:style-name="T14_73"><text:s/></text:span><text:span text:style-name="T14_74">progress</text:span><text:span text:style-name="T14_75"><text:s/></text:span><text:span text:style-name="T14_76">has</text:span><text:span text:style-name="T14_77"><text:s/></text:span><text:span text:style-name="T14_78">also</text:span><text:span text:style-name="T14_79"><text:s/></text:span><text:span text:style-name="T14_80">been</text:span><text:span text:style-name="T14_81"><text:s/></text:span><text:span text:style-name="T14_82">made</text:span><text:span text:style-name="T14_83"><text:s/></text:span><text:span text:style-name="T14_84">on</text:span><text:span text:style-name="T14_85"><text:s/></text:span><text:span text:style-name="T14_86">software</text:span><text:span text:style-name="T14_87"><text:s/></text:span><text:span text:style-name="T14_88">development</text:span><text:span text:style-name="T14_89">.<text:s/></text:span><text:span text:style-name="T14_90">We</text:span><text:span text:style-name="T14_91"><text:s/></text:span><text:span text:style-name="T14_92">are</text:span><text:span text:style-name="T14_93"><text:s/></text:span><text:span text:style-name="T14_94">currently</text:span><text:span text:style-name="T14_95"><text:s/></text:span><text:span text:style-name="T14_96">researching</text:span><text:span text:style-name="T14_97"><text:s/></text:span><text:span text:style-name="T14_98">existing</text:span><text:span text:style-name="T14_99"><text:s/></text:span><text:span text:style-name="T14_100">software</text:span><text:span text:style-name="T14_101"><text:s/></text:span><text:span text:style-name="T14_102">for</text:span><text:span text:style-name="T14_103"><text:s/></text:span><text:span text:style-name="T14_104">text</text:span><text:span text:style-name="T14_105"><text:s/></text:span><text:span text:style-name="T14_106">prediction</text:span><text:span text:style-name="T14_107"><text:s/></text:span><text:span text:style-name="T14_108">which</text:span><text:span text:style-name="T14_109"><text:s/></text:span><text:span text:style-name="T14_110">can</text:span><text:span text:style-name="T14_111"><text:s/></text:span><text:span text:style-name="T14_112">be</text:span><text:span text:style-name="T14_113"><text:s/></text:span><text:span text:style-name="T14_114">used</text:span><text:span text:style-name="T14_115"><text:s/></text:span><text:span text:style-name="T14_116">to</text:span><text:span text:style-name="T14_117"><text:s/></text:span><text:span text:style-name="T14_118">increase</text:span><text:span text:style-name="T14_119"><text:s/></text:span><text:span text:style-name="T14_120">functionality</text:span><text:span text:style-name="T14_121"><text:s/></text:span><text:span text:style-name="T14_122">of</text:span><text:span text:style-name="T14_123"><text:s/></text:span><text:span text:style-name="T14_124">both</text:span><text:span text:style-name="T14_125"><text:s/></text:span><text:span text:style-name="T14_126">our</text:span><text:span text:style-name="T14_127"><text:s/></text:span><text:span text:style-name="T14_128">product</text:span><text:span text:style-name="T14_129"><text:s/></text:span><text:span text:style-name="T14_130">hopefully</text:span><text:span text:style-name="T14_131"><text:s/></text:span><text:span text:style-name="T14_132">existing</text:span><text:span text:style-name="T14_133"><text:s/></text:span><text:span text:style-name="T14_134">products</text:span><text:span text:style-name="T14_135"><text:s/></text:span><text:span text:style-name="T14_136">already</text:span><text:span text:style-name="T14_137"><text:s/></text:span><text:span text:style-name="T14_138">owned</text:span><text:span text:style-name="T14_139"><text:s/></text:span><text:span text:style-name="T14_140">and</text:span><text:span text:style-name="T14_141"><text:s/></text:span><text:span text:style-name="T14_142">used</text:span><text:span text:style-name="T14_143">.</text:span></text:p>
      <text:p text:style-name="P15"/>
      <text:p text:style-name="P16"><text:span text:style-name="T16_1">Difficulties</text:span><text:span text:style-name="T16_2"><text:s/></text:span><text:span text:style-name="T16_3">Encountered</text:span></text:p>
      <text:p text:style-name="P17"/>
      <text:list text:style-name="LS1" xml:id="list0">
        <text:list-item>
          <text:p text:style-name="P18"><text:span text:style-name="T18_1">We</text:span><text:span text:style-name="T18_2"><text:s/></text:span><text:span text:style-name="T18_3">are</text:span><text:span text:style-name="T18_4"><text:s/></text:span><text:span text:style-name="T18_5">still</text:span><text:span text:style-name="T18_6"><text:s/></text:span><text:span text:style-name="T18_7">trying</text:span><text:span text:style-name="T18_8"><text:s/></text:span><text:span text:style-name="T18_9">to</text:span><text:span text:style-name="T18_10"><text:s/></text:span><text:span text:style-name="T18_11">find</text:span><text:span text:style-name="T18_12"><text:s/></text:span><text:span text:style-name="T18_13">a</text:span><text:span text:style-name="T18_14"><text:s/></text:span><text:span text:style-name="T18_15">Project</text:span><text:span text:style-name="T18_16"><text:s/></text:span><text:span text:style-name="T18_17">Director</text:span><text:span text:style-name="T18_18"><text:s/></text:span><text:span text:style-name="T18_19">to</text:span><text:span text:style-name="T18_20"><text:s/></text:span><text:span text:style-name="T18_21">meet</text:span><text:span text:style-name="T18_22"><text:s/></text:span><text:span text:style-name="T18_23">the</text:span><text:span text:style-name="T18_24"><text:s/></text:span><text:span text:style-name="T18_25">requirements</text:span><text:span text:style-name="T18_26"><text:s/></text:span><text:span text:style-name="T18_27">for</text:span><text:span text:style-name="T18_28"><text:s/></text:span><text:span text:style-name="T18_29">our</text:span><text:span text:style-name="T18_30"><text:s/></text:span><text:span text:style-name="T18_31">two</text:span><text:span text:style-name="T18_32"><text:s/></text:span><text:span text:style-name="T18_33">team</text:span><text:span text:style-name="T18_34"><text:s/></text:span><text:span text:style-name="T18_35">members</text:span><text:span text:style-name="T18_36"><text:s/></text:span><text:span text:style-name="T18_37">who</text:span><text:span text:style-name="T18_38"><text:s/></text:span><text:span text:style-name="T18_39">are</text:span><text:span text:style-name="T18_40"><text:s/></text:span><text:span text:style-name="T18_41">in</text:span><text:span text:style-name="T18_42"><text:s/></text:span><text:span text:style-name="T18_43">the</text:span><text:span text:style-name="T18_44"><text:s/></text:span><text:span text:style-name="T18_45">Honors</text:span><text:span text:style-name="T18_46"><text:s/></text:span><text:span text:style-name="T18_47">College</text:span><text:span text:style-name="T18_48">.</text:span></text:p>
        </text:list-item>
        <text:list-item>
          <text:p text:style-name="P19"><text:span text:style-name="T19_1">Prior</text:span><text:span text:style-name="T19_2"><text:s/></text:span><text:span text:style-name="T19_3">to</text:span><text:span text:style-name="T19_4"><text:s/></text:span><text:span text:style-name="T19_5">the</text:span><text:span text:style-name="T19_6"><text:s/></text:span><text:span text:style-name="T19_7">meeting</text:span><text:span text:style-name="T19_8"><text:s/></text:span><text:span text:style-name="T19_9">we</text:span><text:span text:style-name="T19_10"><text:s/></text:span><text:span text:style-name="T19_11">have</text:span><text:span text:style-name="T19_12"><text:s/></text:span><text:span text:style-name="T19_13">planned</text:span><text:span text:style-name="T19_14"><text:s/></text:span><text:span text:style-name="T19_15">with</text:span><text:span text:style-name="T19_16"><text:s/></text:span><text:span text:style-name="T19_17">UCP</text:span><text:span text:style-name="T19_18"><text:s/></text:span><text:span text:style-name="T19_19">we</text:span><text:span text:style-name="T19_20"><text:s/></text:span><text:span text:style-name="T19_21">have</text:span><text:span text:style-name="T19_22"><text:s/></text:span><text:span text:style-name="T19_23">had</text:span><text:span text:style-name="T19_24"><text:s/></text:span><text:span text:style-name="T19_25">no</text:span><text:span text:style-name="T19_26"><text:s/></text:span><text:span text:style-name="T19_27">face</text:span><text:span text:style-name="T19_28">-</text:span><text:span text:style-name="T19_29">to</text:span><text:span text:style-name="T19_30">-</text:span><text:span text:style-name="T19_31">face</text:span><text:span text:style-name="T19_32"><text:s/></text:span><text:span text:style-name="T19_33">contact</text:span><text:span text:style-name="T19_34"><text:s/></text:span><text:span text:style-name="T19_35">with</text:span><text:span text:style-name="T19_36"><text:s/></text:span><text:span text:style-name="T19_37">any</text:span><text:span text:style-name="T19_38"><text:s/></text:span><text:span text:style-name="T19_39">of</text:span><text:span text:style-name="T19_40"><text:s/></text:span><text:span text:style-name="T19_41">our</text:span><text:span text:style-name="T19_42"><text:s/></text:span><text:span text:style-name="T19_43">customers</text:span><text:span text:style-name="T19_44"><text:s/></text:span><text:span text:style-name="T19_45">yet</text:span><text:span text:style-name="T19_46"><text:s/></text:span><text:span text:style-name="T19_47">which</text:span><text:span text:style-name="T19_48"><text:s/></text:span><text:span text:style-name="T19_49">has</text:span><text:span text:style-name="T19_50"><text:s/></text:span><text:span text:style-name="T19_51">severely</text:span><text:span text:style-name="T19_52"><text:s/></text:span><text:span text:style-name="T19_53">hindered</text:span><text:span text:style-name="T19_54"><text:s/></text:span><text:span text:style-name="T19_55">our</text:span><text:span text:style-name="T19_56"><text:s/></text:span><text:span text:style-name="T19_57">understanding</text:span><text:span text:style-name="T19_58"><text:s/></text:span><text:span text:style-name="T19_59">of</text:span><text:span text:style-name="T19_60"><text:s/></text:span><text:span text:style-name="T19_61">our</text:span><text:span text:style-name="T19_62"><text:s/></text:span><text:span text:style-name="T19_63">customer</text:span><text:span text:style-name="T19_64">’</text:span><text:span text:style-name="T19_65">s</text:span><text:span text:style-name="T19_66"><text:s/></text:span><text:span text:style-name="T19_67">needs</text:span><text:span text:style-name="T19_68">.<text:s/></text:span><text:span text:style-name="T19_69">This</text:span><text:span text:style-name="T19_70"><text:s/></text:span><text:span text:style-name="T19_71">meeting</text:span><text:span text:style-name="T19_72"><text:s/></text:span><text:span text:style-name="T19_73">should</text:span><text:span text:style-name="T19_74"><text:s/></text:span><text:span text:style-name="T19_75">help</text:span><text:span text:style-name="T19_76"><text:s/></text:span><text:span text:style-name="T19_77">resolve</text:span><text:span text:style-name="T19_78"><text:s/></text:span><text:span text:style-name="T19_79">this</text:span><text:span text:style-name="T19_80"><text:s/></text:span><text:span text:style-name="T19_81">hurdle</text:span><text:span text:style-name="T19_82">.</text:span></text:p>
        </text:list-item>
      </text:list>
      <text:p text:style-name="P20"/>
      <text:p text:style-name="P21"><text:span text:style-name="T21_1">Next</text:span><text:span text:style-name="T21_2"><text:s/></text:span><text:span text:style-name="T21_3">Sprint</text:span></text:p>
      <text:p text:style-name="P22"/>
      <text:p text:style-name="P23"><text:span text:style-name="T23_1">For</text:span><text:span text:style-name="T23_2"><text:s/></text:span><text:span text:style-name="T23_3">the</text:span><text:span text:style-name="T23_4"><text:s/></text:span><text:span text:style-name="T23_5">next</text:span><text:span text:style-name="T23_6"><text:s/></text:span><text:span text:style-name="T23_7">reporting</text:span><text:span text:style-name="T23_8"><text:s/></text:span><text:span text:style-name="T23_9">period</text:span><text:span text:style-name="T23_10"><text:s/></text:span><text:span text:style-name="T23_11">we</text:span><text:span text:style-name="T23_12"><text:s/></text:span><text:span text:style-name="T23_13">intend</text:span><text:span text:style-name="T23_14"><text:s/></text:span><text:span text:style-name="T23_15">to</text:span><text:span text:style-name="T23_16"><text:s/></text:span><text:span text:style-name="T23_17">do</text:span><text:span text:style-name="T23_18"><text:s/></text:span><text:span text:style-name="T23_19">the</text:span><text:span text:style-name="T23_20"><text:s/></text:span><text:span text:style-name="T23_21">following</text:span><text:span text:style-name="T23_22">:</text:span></text:p>
      <text:p text:style-name="P24"/>
      <text:list text:style-name="LS2" xml:id="list2">
        <text:list-item>
          <text:p text:style-name="P25"><text:span text:style-name="T25_1">Meet</text:span><text:span text:style-name="T25_2"><text:s/></text:span><text:span text:style-name="T25_3">with</text:span><text:span text:style-name="T25_4"><text:s/></text:span><text:span text:style-name="T25_5">UCP</text:span><text:span text:style-name="T25_6"><text:s/></text:span><text:span text:style-name="T25_7">and</text:span><text:span text:style-name="T25_8"><text:s/></text:span><text:span text:style-name="T25_9">finalize</text:span><text:span text:style-name="T25_10"><text:s/></text:span><text:span text:style-name="T25_11">our</text:span><text:span text:style-name="T25_12"><text:s/></text:span><text:span text:style-name="T25_13">initial</text:span><text:span text:style-name="T25_14"><text:s/></text:span><text:span text:style-name="T25_15">requirements</text:span><text:span text:style-name="T25_16"><text:s/></text:span><text:span text:style-name="T25_17">on</text:span><text:span text:style-name="T25_18"><text:s/></text:span><text:span text:style-name="T25_19">our</text:span><text:span text:style-name="T25_20"><text:s/></text:span><text:span text:style-name="T25_21">hardware</text:span><text:span text:style-name="T25_22">.</text:span></text:p>
        </text:list-item>
        <text:list-item>
          <text:p text:style-name="P26"><text:span text:style-name="T26_1">Begin</text:span><text:span text:style-name="T26_2"><text:s/></text:span><text:span text:style-name="T26_3">building</text:span><text:span text:style-name="T26_4"><text:s/></text:span><text:span text:style-name="T26_5">a</text:span><text:span text:style-name="T26_6"><text:s/></text:span><text:span text:style-name="T26_7">prototype</text:span><text:span text:style-name="T26_8"><text:s/></text:span><text:span text:style-name="T26_9">input</text:span><text:span text:style-name="T26_10"><text:s/></text:span><text:span text:style-name="T26_11">device</text:span><text:span text:style-name="T26_12">.</text:span></text:p>
        </text:list-item>
        <text:list-item>
          <text:p text:style-name="P27"><text:span text:style-name="T27_1">Continue</text:span><text:span text:style-name="T27_2"><text:s/></text:span><text:span text:style-name="T27_3">research</text:span><text:span text:style-name="T27_4"><text:s/></text:span><text:span text:style-name="T27_5">and</text:span><text:span text:style-name="T27_6"><text:s/></text:span><text:span text:style-name="T27_7">begin</text:span><text:span text:style-name="T27_8"><text:s/></text:span><text:span text:style-name="T27_9">trying</text:span><text:span text:style-name="T27_10"><text:s/></text:span><text:span text:style-name="T27_11">various</text:span><text:span text:style-name="T27_12"><text:s/></text:span><text:span text:style-name="T27_13">open</text:span><text:span text:style-name="T27_14"><text:s/></text:span><text:span text:style-name="T27_15">source</text:span><text:span text:style-name="T27_16"><text:s/></text:span><text:span text:style-name="T27_17">software</text:span><text:span text:style-name="T27_18"><text:s/></text:span><text:span text:style-name="T27_19">applications</text:span><text:span text:style-name="T27_20"><text:s/></text:span><text:span text:style-name="T27_21">which</text:span><text:span text:style-name="T27_22"><text:s/></text:span><text:span text:style-name="T27_23">predict</text:span><text:span text:style-name="T27_24"><text:s/></text:span><text:span text:style-name="T27_25">the</text:span><text:span text:style-name="T27_26"><text:s/></text:span><text:span text:style-name="T27_27">intended</text:span><text:span text:style-name="T27_28"><text:s/></text:span><text:span text:style-name="T27_29">completion</text:span><text:span text:style-name="T27_30"><text:s/></text:span><text:span text:style-name="T27_31">of</text:span><text:span text:style-name="T27_32"><text:s/></text:span><text:span text:style-name="T27_33">a</text:span><text:span text:style-name="T27_34"><text:s/></text:span><text:span text:style-name="T27_35">fragment</text:span><text:span text:style-name="T27_36"><text:s/></text:span><text:span text:style-name="T27_37">of</text:span><text:span text:style-name="T27_38"><text:s/></text:span><text:span text:style-name="T27_39">a</text:span><text:span text:style-name="T27_40"><text:s/></text:span><text:span text:style-name="T27_41">word</text:span><text:span text:style-name="T27_42">.</text:span></text:p>
        </text:list-item>
      </text:list>
      <text:p text:style-name="P2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